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volini" svg:font-family="Cavolini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style:font-name="Comic Sans MS" fo:font-weight="bold" style:font-weight-asian="bold" style:font-weight-complex="bold" fo:font-size="14pt" style:font-size-asian="14pt" style:font-size-complex="11pt"/>
    </style:style>
    <style:style style:name="P2" style:parent-style-name="Textbody" style:family="paragraph">
      <style:text-properties style:font-name="Comic Sans MS" style:font-name-complex="Cavolini" fo:font-style="italic" style:font-style-asian="italic" style:font-style-complex="italic"/>
    </style:style>
    <style:style style:name="T3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Comic Sans MS" style:font-name-complex="Cavolini"/>
    </style:style>
    <style:style style:name="T5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font-name="Comic Sans MS" style:font-name-complex="Cavolini"/>
    </style:style>
    <style:style style:name="T7" style:parent-style-name="Absatz-Standardschriftart" style:family="text">
      <style:text-properties style:font-name="Comic Sans MS" style:font-name-complex="Cavolini"/>
    </style:style>
    <style:style style:name="T8" style:parent-style-name="Absatz-Standardschriftart" style:family="text">
      <style:text-properties style:font-name="Comic Sans MS" style:font-name-complex="Cavolin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Textbody" style:list-style-name="LFO1" style:family="paragraph">
      <style:paragraph-properties fo:margin-left="0.2958in">
        <style:tab-stops/>
      </style:paragraph-properties>
    </style:style>
    <style:style style:name="T10" style:parent-style-name="Absatz-Standardschriftart" style:family="text">
      <style:text-properties style:font-name="Comic Sans MS" style:font-name-complex="Cavolini"/>
    </style:style>
    <style:style style:name="T11" style:parent-style-name="Absatz-Standardschriftart" style:family="text">
      <style:text-properties style:font-name="Comic Sans MS" style:font-name-complex="Cavolini"/>
    </style:style>
    <style:style style:name="T12" style:parent-style-name="Absatz-Standardschriftart" style:family="text">
      <style:text-properties style:font-name="Comic Sans MS" style:font-name-complex="Cavolini" fo:font-size="6pt" style:font-size-asian="6pt"/>
    </style:style>
    <style:style style:name="T13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style:font-name="Comic Sans MS" style:font-name-complex="Cavolini"/>
    </style:style>
    <style:style style:name="T15" style:parent-style-name="Absatz-Standardschriftart" style:family="text">
      <style:text-properties style:font-name="Comic Sans MS" style:font-name-complex="Cavolini"/>
    </style:style>
    <style:style style:name="P16" style:parent-style-name="Textbody" style:list-style-name="LFO1" style:family="paragraph">
      <style:paragraph-properties fo:margin-left="0.2958in">
        <style:tab-stops/>
      </style:paragraph-properties>
    </style:style>
    <style:style style:name="T17" style:parent-style-name="Absatz-Standardschriftart" style:family="text">
      <style:text-properties style:font-name="Comic Sans MS" style:font-name-complex="Cavolini"/>
    </style:style>
    <style:style style:name="T18" style:parent-style-name="Absatz-Standardschriftart" style:family="text">
      <style:text-properties style:font-name="Comic Sans MS" style:font-name-complex="Cavolini" fo:font-size="14pt" style:font-size-asian="14pt" style:font-size-complex="14pt"/>
    </style:style>
    <style:style style:name="T19" style:parent-style-name="Absatz-Standardschriftart" style:family="text">
      <style:text-properties style:font-name="Comic Sans MS" style:font-name-complex="Cavolini"/>
    </style:style>
    <style:style style:name="T20" style:parent-style-name="Absatz-Standardschriftart" style:family="text">
      <style:text-properties style:font-name="Comic Sans MS" style:font-name-complex="Cavolini"/>
    </style:style>
    <style:style style:name="T21" style:parent-style-name="Absatz-Standardschriftart" style:family="text">
      <style:text-properties style:font-name="Comic Sans MS" style:font-name-complex="Cavolini" fo:font-size="14pt" style:font-size-asian="14pt" style:font-size-complex="14pt"/>
    </style:style>
    <style:style style:name="T22" style:parent-style-name="Absatz-Standardschriftart" style:family="text">
      <style:text-properties style:font-name="Comic Sans MS" style:font-name-complex="Cavolini"/>
    </style:style>
    <style:style style:name="TableColumn24" style:family="table-column">
      <style:table-column-properties style:column-width="1.9687in" style:use-optimal-column-width="false"/>
    </style:style>
    <style:style style:name="TableColumn25" style:family="table-column">
      <style:table-column-properties style:column-width="1.3777in" style:use-optimal-column-width="false"/>
    </style:style>
    <style:style style:name="TableColumn26" style:family="table-column">
      <style:table-column-properties style:column-width="1.575in" style:use-optimal-column-width="false"/>
    </style:style>
    <style:style style:name="TableColumn27" style:family="table-column">
      <style:table-column-properties style:column-width="1.4777in" style:use-optimal-column-width="false"/>
    </style:style>
    <style:style style:name="Table23" style:family="table">
      <style:table-properties style:width="6.3993in" fo:margin-left="0.2937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omic Sans MS" style:font-name-complex="Cavolini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omic Sans MS" style:font-name-complex="Cavolini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Absatz-Standardschriftart" style:family="text">
      <style:text-properties style:font-name="Comic Sans MS" style:font-name-complex="Cavolini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47" style:parent-style-name="Absatz-Standardschriftart" style:family="text">
      <style:text-properties style:font-name="Comic Sans MS" style:font-name-complex="Cavolini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omic Sans MS" style:font-name-complex="Cavolini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55" style:parent-style-name="Absatz-Standardschriftart" style:family="text">
      <style:text-properties style:font-name="Comic Sans MS" style:font-name-complex="Cavolini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omic Sans MS" style:font-name-complex="Cavolini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67" style:parent-style-name="Absatz-Standardschriftart" style:family="text">
      <style:text-properties style:font-name="Comic Sans MS" style:font-name-complex="Cavolini"/>
    </style:style>
    <style:style style:name="T68" style:parent-style-name="Absatz-Standardschriftart" style:family="text">
      <style:text-properties style:font-name="Comic Sans MS" style:font-name-complex="Cavolini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omic Sans MS" style:font-name-complex="Cavolini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76" style:parent-style-name="Absatz-Standardschriftart" style:family="text">
      <style:text-properties style:font-name="Comic Sans MS" style:font-name-complex="Cavolini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omic Sans MS" style:font-name-complex="Cavolini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84" style:parent-style-name="Absatz-Standardschriftart" style:family="text">
      <style:text-properties style:font-name="Comic Sans MS" style:font-name-complex="Cavolini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omic Sans MS" style:font-name-complex="Cavolini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96" style:parent-style-name="Absatz-Standardschriftart" style:family="text">
      <style:text-properties style:font-name="Comic Sans MS" style:font-name-complex="Cavolini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omic Sans MS" style:font-name-complex="Cavolini"/>
    </style:style>
    <style:style style:name="P99" style:parent-style-name="Textbody" style:family="paragraph">
      <style:text-properties style:font-name="Comic Sans MS" style:font-name-complex="Cavolini"/>
    </style:style>
    <style:style style:name="P100" style:parent-style-name="Textbody" style:list-style-name="LFO1" style:family="paragraph">
      <style:paragraph-properties fo:margin-left="0.2958in">
        <style:tab-stops/>
      </style:paragraph-properties>
    </style:style>
    <style:style style:name="T101" style:parent-style-name="Absatz-Standardschriftart" style:family="text">
      <style:text-properties style:font-name="Comic Sans MS" style:font-name-complex="Cavolini"/>
    </style:style>
    <style:style style:name="T102" style:parent-style-name="Absatz-Standardschriftart" style:family="text">
      <style:text-properties style:font-name="Comic Sans MS" style:font-name-complex="Cavolini"/>
    </style:style>
    <style:style style:name="T103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104" style:parent-style-name="Absatz-Standardschriftart" style:family="text">
      <style:text-properties style:font-name="Comic Sans MS" style:font-name-complex="Cavolini"/>
    </style:style>
    <style:style style:name="T105" style:parent-style-name="Absatz-Standardschriftart" style:family="text">
      <style:text-properties style:font-name="Comic Sans MS" style:font-name-complex="Cavolini"/>
    </style:style>
    <style:style style:name="T106" style:parent-style-name="Absatz-Standardschriftart" style:family="text">
      <style:text-properties style:font-name="Comic Sans MS" style:font-name-complex="Cavolini"/>
    </style:style>
    <style:style style:name="T107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108" style:parent-style-name="Absatz-Standardschriftart" style:family="text">
      <style:text-properties style:font-name="Comic Sans MS" style:font-name-complex="Cavolini"/>
    </style:style>
    <style:style style:name="T109" style:parent-style-name="Absatz-Standardschriftart" style:family="text">
      <style:text-properties style:font-name="Comic Sans MS" style:font-name-complex="Cavolini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toffe können in Stoffklassen eingeteilt werden</text:p>
      <text:p text:style-name="P2">Viele Stoffe haben ähnliche Eigenschaften. Daher werden sie gerne in sogenannten Stoffklassen zusammengefasst. Stoffe aus einer Stoffklasse haben manchmal nicht nur ähnliche<text:s/>Eigenschaften, sondern ähneln sich auch in ihrem Aufbau und sie gehen ähnliche chemische Reaktionen ein.</text:p>
      <text:p text:style-name="Textbody"><text:span text:style-name="T3">Material</text:span><text:span text:style-name="T4">: Reagenzgläser, RG-Ständer, RG-Klammer, Spatel, Low-Cost-Leitfähigkeitsmesser, Schutzbrille</text:span></text:p>
      <text:p text:style-name="Textbody"><text:span text:style-name="T5">Stoffe:</text:span><text:span text:style-name="T6"><text:s/>entmineralisiertes (demin.) Wasser, Eisenn</text:span><text:span text:style-name="T7">agel, Kupferblech, Natriumacetat, Glycerin, Kaliumnatriumtartrat</text:span></text:p>
      <text:p text:style-name="Textbody"><text:span text:style-name="T8">Aufgabe:</text:span></text:p>
      <text:list text:style-name="LFO1" text:continue-numbering="true">
        <text:list-item>
          <text:p text:style-name="P9"><text:span text:style-name="T10">Untersuche die Stoffe auf gemeinsame Eigenschaften. Nutze dabei nur deine Augen und Hände als Hilfsmittel. Gruppiere Stoffe mit ähnlichen Eigenschaften.</text:span><text:span text:style-name="T11"><text:line-break/></text:span><text:span text:style-name="T12"><text:line-break/></text:span><text:span text:style-name="T13">Hilfestellung</text:span><text:span text:style-name="T14">: Mögliche Eige</text:span><text:span text:style-name="T15">nschaften sind Glanz, Farbe, Aggregatzustand bei Raumtemperatur, Verformbarkeit und Wärmeleitfähigkeit.</text:span></text:p>
        </text:list-item>
        <text:list-item>
          <text:p text:style-name="P16"><text:span text:style-name="T17">Messe die elektrische Leitfähigkeit der verschiedenen Stoffe im festen und flüssigen Aggregatzustand sowie in Wasser gelöst. Trage deine Ergebnisse (</text:span><text:span text:style-name="T18">+</text:span><text:span text:style-name="T19"><text:s/>/</text:span><text:span text:style-name="T20"><text:s/></text:span><text:span text:style-name="T21">-</text:span><text:span text:style-name="T22">) in die unten stehenden Tabelle ein.<text:s/></text:span></text:p>
        </text:list-item>
      </text:list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fest</text:p>
          </table:table-cell>
          <table:table-cell table:style-name="TableCell33">
            <text:p text:style-name="P34">flüssig</text:p>
          </table:table-cell>
          <table:table-cell table:style-name="TableCell35">
            <text:p text:style-name="P36">in Wasser gelöst</text:p>
          </table:table-cell>
        </table:table-row>
        <table:table-row table:style-name="TableRow37">
          <table:table-cell table:style-name="TableCell38">
            <text:p text:style-name="P39">Demin. Wasser</text:p>
          </table:table-cell>
          <table:table-cell table:style-name="TableCell40">
            <text:p text:style-name="P41"><text:span text:style-name="T42"><draw:connector draw:type="line" svg:x1="0.04444in" svg:y1="0.22014in" svg:x2="1.24236in" svg:y2="-0.00903in" draw:z-index="251659264" draw:id="id0" draw:style-name="a0" draw:name="Gerader Verbinder 2" text:anchor-type="paragraph"><svg:title/><svg:desc/></draw:connector>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<draw:connector draw:type="line" svg:x1="0.06736in" svg:y1="0.22639in" svg:x2="1.26528in" svg:y2="-0.00208in" draw:z-index="251661312" draw:id="id1" draw:style-name="a1" draw:name="Gerader Verbinder 3" text:anchor-type="paragraph"><svg:title/><svg:desc/></draw:connector></text:span></text:p>
          </table:table-cell>
        </table:table-row>
        <table:table-row table:style-name="TableRow48">
          <table:table-cell table:style-name="TableCell49">
            <text:p text:style-name="P50">Eisen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<draw:connector draw:type="line" svg:x1="0.09028in" svg:y1="0.2375in" svg:x2="1.2875in" svg:y2="0.00903in" draw:z-index="251663360" draw:id="id2" draw:style-name="a2" draw:name="Gerader Verbinder 4" text:anchor-type="paragraph"><svg:title/><svg:desc/></draw:connector></text:span></text:p>
          </table:table-cell>
          <table:table-cell table:style-name="TableCell56">
            <text:p text:style-name="P57">unlöslich</text:p>
          </table:table-cell>
        </table:table-row>
        <table:table-row table:style-name="TableRow58">
          <table:table-cell table:style-name="TableCell59">
            <text:p text:style-name="P60">Kupfer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<text:span text:style-name="T67"><draw:connector draw:type="line" svg:x1="-1.52639in" svg:y1="0.22014in" svg:x2="-0.32847in" svg:y2="-0.00903in" draw:z-index="251667456" draw:id="id3" draw:style-name="a3" draw:name="Gerader Verbinder 6" text:anchor-type="paragraph"><svg:title/><svg:desc/></draw:connector></text:span><text:span text:style-name="T68"><text:s/>unlöslich</text:span></text:p>
          </table:table-cell>
        </table:table-row>
        <table:table-row table:style-name="TableRow69">
          <table:table-cell table:style-name="TableCell70">
            <text:p text:style-name="P71">Natriumacetat</text:p>
          </table:table-cell>
          <table:table-cell table:style-name="TableCell72">
            <text:p text:style-name="P73"/>
          </table:table-cell>
          <table:table-cell table:style-name="TableCell74">
            <text:p text:style-name="P75"><text:span text:style-name="T76"><draw:connector draw:type="line" svg:x1="0.03819in" svg:y1="0.22361in" svg:x2="1.23611in" svg:y2="-0.00556in" draw:z-index="251670528" draw:id="id4" draw:style-name="a4" draw:name="Gerader Verbinder 8" text:anchor-type="paragraph"><svg:title/><svg:desc/></draw:connector></text:span>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Glycerin</text:p>
          </table:table-cell>
          <table:table-cell table:style-name="TableCell82">
            <text:p text:style-name="P83"><text:span text:style-name="T84"><draw:connector draw:type="line" svg:x1="-0.00625in" svg:y1="0.2375in" svg:x2="1.19167in" svg:y2="0.00903in" draw:z-index="251674624" draw:id="id5" draw:style-name="a5" draw:name="Gerader Verbinder 10" text:anchor-type="paragraph"><svg:title/><svg:desc/></draw:connector>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Kaliumnatriumtartrat</text:p>
          </table:table-cell>
          <table:table-cell table:style-name="TableCell92">
            <text:p text:style-name="P93"/>
          </table:table-cell>
          <table:table-cell table:style-name="TableCell94">
            <text:p text:style-name="P95"><text:span text:style-name="T96"><draw:connector draw:type="line" svg:x1="0.10625in" svg:y1="0.20903in" svg:x2="1.30417in" svg:y2="-0.01944in" draw:z-index="251672576" draw:id="id6" draw:style-name="a6" draw:name="Gerader Verbinder 9" text:anchor-type="paragraph"><svg:title/><svg:desc/></draw:connector></text:span></text:p>
          </table:table-cell>
          <table:table-cell table:style-name="TableCell97">
            <text:p text:style-name="P98"/>
          </table:table-cell>
        </table:table-row>
      </table:table>
      <text:p text:style-name="P99"/>
      <text:list text:style-name="LFO1" text:continue-numbering="true">
        <text:list-item>
          <text:p text:style-name="P100"><text:span text:style-name="T101">Auch mithilfe der Eigenschaften aus Aufgabe b) lassen<text:s/></text:span><text:span text:style-name="T102">sich die Stoffe in Gruppen einteilen. Trage die Ergebnisse aus Aufgabe a) und b) zusammen, indem du die Stoffe tabellarisch in<text:s/></text:span><text:span text:style-name="T103">drei</text:span><text:span text:style-name="T104"><text:s/>Gruppen unterteilst.<text:s/></text:span><text:span text:style-name="T105"><text:line-break/></text:span><text:span text:style-name="T106"><text:line-break/></text:span><text:span text:style-name="T107">Hinweis</text:span><text:span text:style-name="T108">: Die drei Gruppen werden in der Chemie als Metalle, Salze und flüchtige (bzw. molekulare) Sto</text:span><text:span text:style-name="T109">ffe bezeichne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volini" svg:font-family="Cavolini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ans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Liberation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asian="Liberation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Liberation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audia Eysel</dc:creator>
    <meta:creation-date>2018-04-12T12:40:00Z</meta:creation-date>
    <dc:date>2020-10-20T15:36:00Z</dc:date>
    <meta:print-date>2020-10-20T15:26:00Z</meta:print-date>
    <meta:template xlink:href="Normal" xlink:type="simple"/>
    <meta:editing-cycles>57</meta:editing-cycles>
    <meta:editing-duration>PT0S</meta:editing-duration>
    <meta:document-statistic meta:page-count="1" meta:paragraph-count="3" meta:word-count="206" meta:character-count="1508" meta:row-count="10" meta:non-whitespace-character-count="1305"/>
  </office:meta>
</office:document-meta>
</file>